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0c0c0" fo:min-height="1cm"/>
    </style:style>
    <style:style style:name="gr2" style:family="graphic" style:parent-style-name="standard">
      <style:graphic-properties draw:stroke="none" svg:stroke-color="#000000" draw:fill="solid" draw:fill-color="#c0c0c0" fo:min-height="2cm"/>
    </style:style>
    <style:style style:name="gr3" style:family="graphic" style:parent-style-name="standard">
      <style:graphic-properties draw:stroke="none" svg:stroke-color="#000000" draw:fill="solid" draw:fill-color="#c0c0c0" fo:min-height="1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svg:stroke-color="#00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stroke-dash="Ultrafine_20_Dashed" svg:stroke-color="#000000" draw:fill="solid" draw:fill-color="#c0c0c0" fo:min-height="2.5cm"/>
    </style:style>
    <style:style style:name="gr8" style:family="graphic" style:parent-style-name="standard">
      <style:graphic-properties draw:stroke="dash" draw:stroke-dash="Ultrafine_20_Dashed" svg:stroke-color="#0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solid" draw:fill-color="#c0c0c0" fo:min-height="1.5cm"/>
    </style:style>
    <style:style style:name="gr10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.288cm" fo:min-width="0cm"/>
    </style:style>
    <style:style style:name="gr11" style:family="graphic" style:parent-style-name="standard">
      <style:graphic-properties draw:stroke="dash" draw:stroke-dash="Ultrafine_20_Dashed" svg:stroke-color="#00800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color="#80008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svg:stroke-color="#800080" draw:marker-start="Arrow"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stroke-dash="Ultrafine_20_Dashed" svg:stroke-color="#000000" draw:fill="solid" draw:fill-color="#e6e6ff" fo:min-height="1.25cm"/>
    </style:style>
    <style:style style:name="gr16" style:family="graphic" style:parent-style-name="standard">
      <style:graphic-properties svg:stroke-color="#00ffff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5" draw:id="id5" draw:layer="layout" svg:width="8.5cm" svg:height="1.673cm" svg:x="15.5cm" svg:y="-1.5cm">
          <draw:text-box>
            <text:p>id:testaff</text:p>
            <text:p>Panel affichage</text:p>
          </draw:text-box>
        </draw:frame>
        <draw:frame draw:style-name="gr1" xml:id="id1" draw:id="id1" draw:layer="layout" svg:width="8.5cm" svg:height="1.673cm" svg:x="23.5cm" svg:y="9cm">
          <draw:text-box>
            <text:p>ref:../cardEvaluationPlus</text:p>
            <text:p>itemId:cardEvaluationPlus</text:p>
          </draw:text-box>
        </draw:frame>
        <draw:frame draw:style-name="gr1" xml:id="id2" draw:id="id2" draw:layer="layout" svg:width="7cm" svg:height="1.673cm" svg:x="6cm" svg:y="12.327cm">
          <draw:text-box>
            <text:p>ref:cardEvaluation</text:p>
            <text:p>itemId:cardEvaluation</text:p>
          </draw:text-box>
        </draw:frame>
        <draw:frame draw:style-name="gr2" xml:id="id3" draw:id="id3" draw:layer="layout" svg:width="6.5cm" svg:height="2.25cm" svg:x="30cm" svg:y="13.25cm">
          <draw:text-box>
            <text:p>Ref:cardDetails</text:p>
            <text:p>itemId:cardDetails</text:p>
          </draw:text-box>
        </draw:frame>
        <draw:frame draw:style-name="gr3" xml:id="id4" draw:id="id4" draw:layer="layout" svg:width="12.5cm" svg:height="2.384cm" svg:x="2cm" svg:y="17.116cm">
          <draw:text-box>
            <text:p>ref:resultats</text:p>
            <text:p>itemId:grid_resultats</text:p>
            <text:p>xtype:dynamiceditorgridpanel</text:p>
          </draw:text-box>
        </draw:frame>
        <draw:connector draw:style-name="gr4" draw:text-style-name="P1" draw:layer="layout" draw:type="lines" svg:x1="23.5cm" svg:y1="9.836cm" svg:x2="9.5cm" svg:y2="12.327cm" draw:start-shape="id1" draw:end-shape="id2" draw:end-glue-point="0" svg:d="m23500 9836h-501l-13499 1990v501">
          <text:p/>
        </draw:connector>
        <draw:connector draw:style-name="gr4" draw:text-style-name="P1" draw:layer="layout" draw:type="lines" svg:x1="32cm" svg:y1="9.836cm" svg:x2="33.25cm" svg:y2="13.25cm" draw:start-shape="id1" draw:end-shape="id3" svg:d="m32000 9836h501l749 2913v501">
          <text:p/>
        </draw:connector>
        <draw:connector draw:style-name="gr4" draw:text-style-name="P1" draw:layer="layout" draw:type="lines" draw:line-skew="0.499cm" svg:x1="9.5cm" svg:y1="14cm" svg:x2="8.25cm" svg:y2="17.116cm" draw:start-shape="id2" draw:end-shape="id4" draw:end-glue-point="0" svg:d="m9500 14000v1000l-1250 1615v501">
          <text:p/>
        </draw:connector>
        <draw:connector draw:style-name="gr5" draw:text-style-name="P1" draw:layer="layout" draw:line-skew="-0.587cm" svg:x1="19.75cm" svg:y1="0.173cm" svg:x2="27.75cm" svg:y2="9cm" draw:start-shape="id5" draw:start-glue-point="2" draw:end-shape="id1" draw:end-glue-point="0" svg:d="m19750 173v3827h8000v5000">
          <text:p/>
        </draw:connector>
        <draw:connector draw:style-name="gr6" draw:text-style-name="P1" draw:layer="layout" draw:type="lines" svg:x1="16.75cm" svg:y1="4.25cm" svg:x2="27.75cm" svg:y2="9cm" draw:start-shape="id6" draw:start-glue-point="2" draw:end-shape="id1" draw:end-glue-point="0" svg:d="m16750 4250v501l11000 3748v501">
          <text:p/>
        </draw:connector>
        <draw:frame draw:style-name="gr7" xml:id="id7" draw:id="id7" draw:layer="layout" svg:width="7cm" svg:height="2.75cm" svg:x="23.5cm" svg:y="19.25cm">
          <draw:text-box>
            <text:p>Ref'evalForm</text:p>
            <text:p>ItemId:'evalForm'</text:p>
          </draw:text-box>
        </draw:frame>
        <draw:connector draw:style-name="gr8" draw:text-style-name="P1" draw:layer="layout" draw:type="lines" svg:x1="33.25cm" svg:y1="15.5cm" svg:x2="30.5cm" svg:y2="20.625cm" draw:start-shape="id3" draw:start-glue-point="2" draw:end-shape="id7" svg:d="m33250 15500v501l-2249 4624h-501">
          <text:p/>
        </draw:connector>
        <draw:frame draw:style-name="gr9" xml:id="id6" draw:id="id6" draw:layer="layout" svg:width="7.5cm" svg:height="1.75cm" svg:x="13cm" svg:y="2.5cm">
          <draw:text-box>
            <text:p>ref:panlePrincipal</text:p>
            <text:p>itemId:panelPrincipal</text:p>
          </draw:text-box>
        </draw:frame>
        <draw:connector draw:style-name="gr6" draw:text-style-name="P1" draw:layer="layout" draw:type="lines" svg:x1="19.75cm" svg:y1="0.173cm" svg:x2="16.75cm" svg:y2="2.5cm" draw:start-shape="id5" draw:start-glue-point="2" draw:end-shape="id6" draw:end-glue-point="0" svg:d="m19750 173v501l-3000 1325v501">
          <text:p/>
        </draw:connector>
        <draw:frame draw:style-name="gr10" xml:id="id8" draw:id="id8" draw:layer="layout" svg:width="1.979cm" svg:height="0.962cm" svg:x="20.5cm" svg:y="26.538cm">
          <draw:text-box>
            <text:p>fields</text:p>
          </draw:text-box>
        </draw:frame>
        <draw:connector draw:style-name="gr11" draw:text-style-name="P1" draw:layer="layout" draw:type="line" svg:x1="22.479cm" svg:y1="27.019cm" svg:x2="27cm" svg:y2="22cm" draw:start-shape="id8" draw:start-glue-point="1" draw:end-shape="id7" draw:end-glue-point="2" svg:d="m22479 27019 4521-5019">
          <text:p text:style-name="P1">detailsChange(field,newValue,oldValue)</text:p>
          <text:p text:style-name="P1"><text:span text:style-name="T1">ou</text:span></text:p>
          <text:p text:style-name="P1">detailsCheck(field,checked)</text:p>
        </draw:connector>
        <draw:connector draw:style-name="gr11" draw:text-style-name="P1" draw:layer="layout" draw:type="line" svg:x1="-2.443cm" svg:y1="-6.258cm" svg:x2="5.037cm" svg:y2="-6.411cm" svg:d="m-2443-6258 7480-153">
          <text:p text:style-name="P1">Fire event</text:p>
        </draw:connector>
        <draw:connector draw:style-name="gr12" draw:text-style-name="P1" draw:layer="layout" draw:type="line" svg:x1="-1.578cm" svg:y1="-4.478cm" svg:x2="5.342cm" svg:y2="-4.528cm" svg:d="m-1578-4478 6920-50">
          <text:p text:style-name="P1">ref</text:p>
        </draw:connector>
        <draw:connector draw:style-name="gr13" draw:text-style-name="P1" draw:layer="layout" draw:type="line" svg:x1="7.886cm" svg:y1="-6.665cm" svg:x2="13.331cm" svg:y2="-6.615cm" svg:d="m7886-6665 5445 50">
          <text:p text:style-name="P1">Relay Event</text:p>
        </draw:connector>
        <draw:connector draw:style-name="gr14" draw:text-style-name="P1" draw:layer="layout" draw:type="curve" draw:line-skew="-2.087cm" svg:x1="27.75cm" svg:y1="10.673cm" svg:x2="27cm" svg:y2="19.25cm" draw:start-shape="id1" draw:start-glue-point="2" draw:end-shape="id7" svg:d="m27750 10673c0 3303-750-985-750 8577">
          <text:p text:style-name="P1">detailsChange</text:p>
          <text:p text:style-name="P1">detailsCheck</text:p>
        </draw:connector>
        <draw:connector draw:style-name="gr13" draw:text-style-name="P1" draw:layer="layout" draw:type="curve" svg:x1="14.5cm" svg:y1="18.308cm" svg:x2="23.5cm" svg:y2="9.836cm" draw:start-shape="id4" draw:start-glue-point="1" draw:end-shape="id1" svg:d="m14500 18308c6750 0 2250-8472 9000-8472">
          <text:p text:style-name="P1">cellselect</text:p>
        </draw:connector>
        <draw:connector draw:style-name="gr11" draw:text-style-name="P1" draw:layer="layout" draw:type="line" svg:x1="8.25cm" svg:y1="17.116cm" svg:x2="6cm" svg:y2="13.163cm" draw:start-shape="id4" draw:start-glue-point="0" draw:end-shape="id2" draw:end-glue-point="3" svg:d="m8250 17116-2250-3953">
          <text:p text:style-name="P1">finedit(e)</text:p>
        </draw:connector>
        <draw:frame draw:style-name="gr15" xml:id="id9" draw:id="id9" draw:layer="layout" svg:width="3.5cm" svg:height="1.5cm" svg:x="6cm" svg:y="26cm">
          <draw:text-box>
            <text:p>grideval</text:p>
          </draw:text-box>
        </draw:frame>
        <draw:connector draw:style-name="gr13" draw:text-style-name="P1" draw:layer="layout" draw:type="curve" svg:x1="9.5cm" svg:y1="26.75cm" svg:x2="23.5cm" svg:y2="9.836cm" draw:start-shape="id9" draw:start-glue-point="1" draw:end-shape="id1" draw:end-glue-point="3" svg:d="m9500 26750c10500 0 3500-16914 14000-16914">
          <text:p text:style-name="P1">Rowselect</text:p>
          <text:p text:style-name="P1">rowdeselect</text:p>
        </draw:connector>
        <draw:connector draw:style-name="gr13" draw:text-style-name="P1" draw:layer="layout" draw:type="curve" svg:x1="13cm" svg:y1="13.163cm" svg:x2="22.998cm" svg:y2="9.871cm" draw:start-shape="id2" draw:start-glue-point="1" svg:d="m13000 13163c7875 0 2876-3292 9998-3292">
          <text:p text:style-name="P1">finedit</text:p>
        </draw:connector>
        <draw:connector draw:style-name="gr16" draw:text-style-name="P1" draw:layer="layout" draw:type="curve" draw:line-skew="-1.184cm" svg:x1="20.5cm" svg:y1="27.019cm" svg:x2="23.5cm" svg:y2="20.625cm" draw:start-shape="id8" draw:start-glue-point="3" draw:end-shape="id7" draw:end-glue-point="3" svg:d="m20500 27019c-2527 0-4027-6394 3000-6394">
          <text:p text:style-name="P1">Change</text:p>
          <text:p text:style-name="P1">Select</text:p>
          <text:p text:style-name="P1"/>
        </draw:connector>
      </draw:page>
      <draw:page draw:name="page2" draw:style-name="dp1" draw:master-page-name="Standard">
        <draw:custom-shape draw:style-name="gr17" draw:text-style-name="P1" xml:id="id10" draw:id="id10" draw:layer="layout" svg:width="9.5cm" svg:height="2cm" svg:x="15.5cm" svg:y="1cm">
          <text:p text:style-name="P1">Id:viewport</text:p>
          <text:p text:style-name="P1">layout:border</text:p>
          <text:p text:style-name="P1">messages : <text:s/>panel messages.bus</text:p>
          <draw:enhanced-geometry svg:viewBox="0 0 21600 21600" draw:type="rectangle" draw:enhanced-path="M 0 0 L 21600 0 21600 21600 0 21600 0 0 Z N"/>
        </draw:custom-shape>
        <draw:custom-shape draw:style-name="gr17" draw:text-style-name="P1" xml:id="id11" draw:id="id11" draw:layer="layout" svg:width="6.5cm" svg:height="2cm" svg:x="1.5cm" svg:y="5cm">
          <text:p text:style-name="P1">Id :app-head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" xml:id="id13" draw:id="id13" draw:layer="layout" svg:width="8cm" svg:height="2cm" svg:x="32.5cm" svg:y="4.5cm">
          <text:p text:style-name="P1">Id:app-messages</text:p>
          <draw:enhanced-geometry svg:viewBox="0 0 21600 21600" draw:type="rectangle" draw:enhanced-path="M 0 0 L 21600 0 21600 21600 0 21600 0 0 Z N"/>
        </draw:custom-shape>
        <draw:custom-shape draw:style-name="gr17" draw:text-style-name="P1" xml:id="id12" draw:id="id12" draw:layer="layout" svg:width="9.5cm" svg:height="2cm" svg:x="15.5cm" svg:y="5.5cm">
          <text:p text:style-name="P1">Id:app-center</text:p>
          <text:p text:style-name="P1">Layout:berder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20.25cm" svg:y1="3cm" svg:x2="4.75cm" svg:y2="5cm" draw:start-shape="id10" draw:start-glue-point="2" draw:end-shape="id11" draw:end-glue-point="0" svg:d="m20250 3000v1031h-15500v969">
          <text:p/>
        </draw:connector>
        <draw:connector draw:style-name="gr18" draw:text-style-name="P1" draw:layer="layout" svg:x1="20.25cm" svg:y1="3cm" svg:x2="20.25cm" svg:y2="5.5cm" draw:start-shape="id10" draw:start-glue-point="2" draw:end-shape="id12" draw:end-glue-point="0" svg:d="m20250 3000v2500">
          <text:p/>
        </draw:connector>
        <draw:connector draw:style-name="gr18" draw:text-style-name="P1" draw:layer="layout" svg:x1="20.25cm" svg:y1="3cm" svg:x2="36.5cm" svg:y2="4.5cm" draw:start-shape="id10" draw:start-glue-point="2" draw:end-shape="id13" draw:end-glue-point="0" svg:d="m20250 3000v781h16250v719">
          <text:p/>
        </draw:connector>
        <draw:custom-shape draw:style-name="gr17" draw:text-style-name="P1" xml:id="id14" draw:id="id14" draw:layer="layout" svg:width="7.5cm" svg:height="2.5cm" svg:x="2cm" svg:y="9.5cm">
          <text:p text:style-name="P1">Id:app-naviagtion</text:p>
          <text:p text:style-name="P1">Region:west</text:p>
          <text:p text:style-name="P1">Layout:accordion</text:p>
          <draw:enhanced-geometry svg:viewBox="0 0 21600 21600" draw:type="rectangle" draw:enhanced-path="M 0 0 L 21600 0 21600 21600 0 21600 0 0 Z N"/>
        </draw:custom-shape>
        <draw:custom-shape draw:style-name="gr17" draw:text-style-name="P1" xml:id="id15" draw:id="id15" draw:layer="layout" svg:width="9.5cm" svg:height="3cm" svg:x="16cm" svg:y="9.5cm">
          <text:p text:style-name="P1">Id:app-affichage</text:p>
          <text:p text:style-name="P1">Layout:card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20.25cm" svg:y1="7.5cm" svg:x2="5.75cm" svg:y2="9.5cm" draw:start-shape="id12" draw:start-glue-point="2" draw:end-shape="id14" draw:end-glue-point="0" svg:d="m20250 7500v1000h-14500v1000">
          <text:p/>
        </draw:connector>
        <draw:connector draw:style-name="gr18" draw:text-style-name="P1" draw:layer="layout" svg:x1="20.25cm" svg:y1="7.5cm" svg:x2="20.75cm" svg:y2="9.5cm" draw:start-shape="id12" draw:start-glue-point="2" draw:end-shape="id15" draw:end-glue-point="0" svg:d="m20250 7500v1000h5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an-marc legrand</meta:initial-creator>
    <meta:creation-date>2010-11-27T17:37:04</meta:creation-date>
    <dc:date>2011-07-28T18:59:08</dc:date>
    <dc:creator>duff </dc:creator>
    <meta:editing-duration>P1DT7H23S</meta:editing-duration>
    <meta:editing-cycles>5</meta:editing-cycles>
    <meta:generator>LibreOffice/3.3$Unix LibreOffice_project/330m19$Build-202</meta:generator>
    <meta:document-statistic meta:object-count="37"/>
  </office:meta>
</office:document-meta>
</file>